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fo:language="de" fo:country="DE"/>
    </style:style>
    <style:style style:name="P2" style:parent-style-name="Listenabsatz" style:list-style-name="LFO1" style:family="paragraph">
      <style:text-properties fo:font-weight="bold" style:font-weight-asian="bold" style:font-weight-complex="bold"/>
    </style:style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12" style:parent-style-name="Listenabsatz" style:list-style-name="LFO1" style:family="paragraph">
      <style:text-properties fo:font-weight="bold" style:font-weight-asian="bold" style:font-weight-complex="bold"/>
    </style:style>
    <style:style style:name="P13" style:parent-style-name="Listenabsatz" style:list-style-name="LFO1" style:family="paragraph">
      <style:text-properties fo:font-weight="bold" style:font-weight-asian="bold" style:font-weight-complex="bold"/>
    </style:style>
    <style:style style:name="P14" style:parent-style-name="Listenabsatz" style:list-style-name="LFO1" style:family="paragraph">
      <style:text-properties fo:font-weight="bold" style:font-weight-asian="bold" style:font-weight-complex="bold"/>
    </style:style>
    <style:style style:name="P15" style:parent-style-name="Listenabsatz" style:family="paragraph">
      <style:text-properties style:font-weight-complex="bold"/>
    </style:style>
    <style:style style:name="P16" style:parent-style-name="Listenabsatz" style:family="paragraph">
      <style:text-properties style:font-weight-complex="bold"/>
    </style:style>
    <style:style style:name="P17" style:parent-style-name="Listenabsatz" style:list-style-name="LFO1" style:family="paragraph">
      <style:text-properties fo:font-weight="bold" style:font-weight-asian="bold" style:font-weight-complex="bold"/>
    </style:style>
    <style:style style:name="P18" style:parent-style-name="Listenabsatz" style:family="paragraph">
      <style:text-properties style:font-weight-complex="bold"/>
    </style:style>
    <style:style style:name="P19" style:parent-style-name="Listenabsatz" style:family="paragraph">
      <style:text-properties style:font-weight-complex="bold"/>
    </style:style>
    <style:style style:name="P20" style:parent-style-name="Listenabsatz" style:list-style-name="LFO1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ufgabenstellung 2, Theoriefragen</text:p>
      <text:list text:style-name="LFO1" text:continue-numbering="true">
        <text:list-item>
          <text:p text:style-name="P2">Erkläre alle wichtigen Befehle zu Git und für welche Aufgaben sie verwendet werden (alle Befehle, welche wir immer in unseren Projekten verwenden</text:p>
          <text:list text:continue-numbering="true">
            <text:list-item>
              <text:p text:style-name="P3">git clone: am PC existiert noch kein lokales Repository -&gt; das remote Repository wird auf den PC kopiert</text:p>
            </text:list-item>
            <text:list-item>
              <text:p text:style-name="P4">git config: userdaten konfigurieren (user.name, user.email, …)</text:p>
            </text:list-item>
            <text:list-item>
              <text:p text:style-name="P5">git add: fügt Daten dem Stage Bereich hinzu</text:p>
            </text:list-item>
            <text:list-item>
              <text:p text:style-name="P6">git commit -m“…“: ?, m“Text“ -&gt; hier kann eine Meldung zum commit angegeben werden</text:p>
            </text:list-item>
            <text:list-item>
              <text:p text:style-name="P7">git push: sendet Änderungen am lokalen Repository an das remote Repository</text:p>
            </text:list-item>
            <text:list-item>
              <text:p text:style-name="P8">git pull: ladet die Daten aus dem remote Repository in das lokale</text:p>
            </text:list-item>
            <text:list-item>
              <text:p text:style-name="P9">git merge: Dateien vom lokalen ins remote Repository übertragen. Konflikte müssen vom Benutzer gelöst werden</text:p>
            </text:list-item>
            <text:list-item>
              <text:p text:style-name="P10">git status: gibt den Status des lokalen Repositorys aus</text:p>
            </text:list-item>
          </text:list>
        </text:list-item>
      </text:list>
      <text:p text:style-name="P11"/>
      <text:list text:style-name="LFO1" text:continue-numbering="true">
        <text:list-item>
          <text:p text:style-name="P12">Welche Bedeutung hat die Datei _Layout.cshtm</text:p>
        </text:list-item>
      </text:list>
      <text:p text:style-name="Listenabsatz">die _Layout.cshtml legt das grundlegende Layout (Aufbau) der Seite fest.</text:p>
      <text:p text:style-name="Listenabsatz">z.B. bestimmte Bereiche wie ein Navigationsbereich, Header, Footer etc.</text:p>
      <text:p text:style-name="Listenabsatz"/>
      <text:list text:style-name="LFO1" text:continue-numbering="true">
        <text:list-item>
          <text:p text:style-name="P13">Erkläre @RenderBody() innerhalb der Datei _Layout.cshtml</text:p>
        </text:list-item>
      </text:list>
      <text:p text:style-name="Listenabsatz">Layout wird aufgerufen und im Layout @RenderBody(). Dies rendert dann die dementsprechende Teilansicht.</text:p>
      <text:p text:style-name="Listenabsatz"/>
      <text:list text:style-name="LFO1" text:continue-numbering="true">
        <text:list-item>
          <text:p text:style-name="P14">In welcher Datei werden normalerweise die CSS-Formatierungen (ASP.NET MVC Webprojekt) angegeben. Wo befindet sich diese Datei.</text:p>
        </text:list-item>
      </text:list>
      <text:p text:style-name="P15">in der site.css Datei -&gt; im Ordner Content</text:p>
      <text:p text:style-name="P16"/>
      <text:list text:style-name="LFO1" text:continue-numbering="true">
        <text:list-item>
          <text:p text:style-name="P17">Wird ein Webprojekt ausgeführt und kein Controller bzw. Actionmethode angegeben, wird ein Standard-Controller und eine Standard-Actionmethode aufgerufen. In welcher Datei kann man das ändern und wo befindet sich diese Datei.</text:p>
        </text:list-item>
      </text:list>
      <text:p text:style-name="P18">Im Ordner App-Start in der RouteConfig Datei -&gt; unten bei defaults den controller und die action ändern</text:p>
      <text:p text:style-name="P19"/>
      <text:list text:style-name="LFO1" text:continue-numbering="true">
        <text:list-item>
          <text:p text:style-name="P20">Wie wird eine partielle View erzeugt und welchen Sinn hat sie.</text:p>
        </text:list-item>
      </text:list>
      <text:p text:style-name="Listenabsatz">Im dementsprechenden Controller rechtsklick auf die entsprechende Methode -&gt; view erzeugen und Teilansicht auswählen. Eine Teilansicht ist meistens auf mehreren Seiten sichtbar (z.B navigation)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<text:tab/><text:tab/>Maire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mairer</meta:initial-creator>
    <dc:creator>thmairer</dc:creator>
    <meta:creation-date>2020-04-02T11:07:00Z</meta:creation-date>
    <dc:date>2020-04-02T11:25:00Z</dc:date>
    <meta:template xlink:href="Normal.dotm" xlink:type="simple"/>
    <meta:editing-cycles>1</meta:editing-cycles>
    <meta:editing-duration>PT0S</meta:editing-duration>
    <meta:document-statistic meta:page-count="1" meta:paragraph-count="3" meta:word-count="259" meta:character-count="1892" meta:row-count="13" meta:non-whitespace-character-count="1636"/>
  </office:meta>
</office:document-meta>
</file>